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officeooo:rsid="0038e1c1" officeooo:paragraph-rsid="0038e1c1"/>
    </style:style>
    <style:style style:name="P2" style:family="paragraph" style:parent-style-name="Body">
      <style:text-properties style:font-name="Courier New1" officeooo:rsid="003ce18d" officeooo:paragraph-rsid="003ce18d"/>
    </style:style>
    <style:style style:name="P3" style:family="paragraph" style:parent-style-name="Body">
      <style:text-properties style:font-name="Courier New1"/>
    </style:style>
    <style:style style:name="P4" style:family="paragraph" style:parent-style-name="Body">
      <style:text-properties style:font-name="Courier New1" officeooo:rsid="00397df4" officeooo:paragraph-rsid="003ce18d"/>
    </style:style>
    <style:style style:name="P5" style:family="paragraph" style:parent-style-name="Footer">
      <style:text-properties officeooo:paragraph-rsid="0025e651"/>
    </style:style>
    <style:style style:name="P6" style:family="paragraph" style:parent-style-name="Standard">
      <style:paragraph-properties fo:margin-top="0.111in" fo:margin-bottom="0in" loext:contextual-spacing="false"/>
    </style:style>
    <style:style style:name="P7" style:family="paragraph" style:parent-style-name="Legals">
      <style:text-properties officeooo:paragraph-rsid="0025e651"/>
    </style:style>
    <style:style style:name="P8" style:family="paragraph" style:parent-style-name="Body">
      <style:text-properties officeooo:rsid="0038e1c1"/>
    </style:style>
    <style:style style:name="P9" style:family="paragraph" style:parent-style-name="Body">
      <style:text-properties officeooo:rsid="0038e1c1" officeooo:paragraph-rsid="0038e1c1"/>
    </style:style>
    <style:style style:name="P10" style:family="paragraph" style:parent-style-name="Body">
      <style:text-properties style:font-name="Courier New1"/>
    </style:style>
    <style:style style:name="P11" style:family="paragraph" style:parent-style-name="Body">
      <style:text-properties style:font-name="Courier New1" officeooo:rsid="00397df4" officeooo:paragraph-rsid="003ce18d"/>
    </style:style>
    <style:style style:name="P12" style:family="paragraph" style:parent-style-name="Body">
      <style:text-properties style:font-name="Courier New1" officeooo:rsid="00397df4" officeooo:paragraph-rsid="00397df4"/>
    </style:style>
    <style:style style:name="P13" style:family="paragraph" style:parent-style-name="Body">
      <style:text-properties officeooo:paragraph-rsid="0021c380"/>
    </style:style>
    <style:style style:name="P14" style:family="paragraph" style:parent-style-name="Body">
      <style:text-properties fo:language="en" fo:country="US" style:language-complex="ar" style:country-complex="SA"/>
    </style:style>
    <style:style style:name="P15" style:family="paragraph" style:parent-style-name="Body">
      <style:text-properties fo:language="en" fo:country="US" officeooo:rsid="001febee" officeooo:paragraph-rsid="0021c380" style:language-complex="ar" style:country-complex="SA"/>
    </style:style>
    <style:style style:name="P16"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7" style:family="paragraph" style:parent-style-name="Body">
      <style:text-properties officeooo:rsid="00393489" officeooo:paragraph-rsid="00393489"/>
    </style:style>
    <style:style style:name="P18" style:family="paragraph" style:parent-style-name="Body">
      <style:text-properties officeooo:rsid="00397df4" officeooo:paragraph-rsid="00397df4"/>
    </style:style>
    <style:style style:name="P19" style:family="paragraph" style:parent-style-name="Body">
      <style:text-properties style:font-name="Arial" officeooo:rsid="00397df4" officeooo:paragraph-rsid="00397df4"/>
    </style:style>
    <style:style style:name="P2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text-properties fo:language="en" fo:country="US" officeooo:rsid="0035817e" officeooo:paragraph-rsid="0035817e" style:language-complex="ar" style:country-complex="SA"/>
    </style:style>
    <style:style style:name="P24" style:family="paragraph" style:parent-style-name="CellBody">
      <style:paragraph-properties fo:keep-with-next="always" style:snap-to-layout-grid="false"/>
      <style:text-properties fo:language="en" fo:country="US" officeooo:rsid="0038e1c1" officeooo:paragraph-rsid="0038e1c1" style:language-complex="ar" style:country-complex="SA"/>
    </style:style>
    <style:style style:name="P25" style:family="paragraph" style:parent-style-name="Abstract">
      <style:text-properties fo:font-size="16pt" fo:language="en" fo:country="US" fo:font-weight="bold" style:font-size-asian="16pt" style:font-weight-asian="bold" style:language-complex="ar" style:country-complex="SA"/>
    </style:style>
    <style:style style:name="P26" style:family="paragraph" style:parent-style-name="Abstract">
      <style:text-properties officeooo:rsid="0038e1c1" officeooo:paragraph-rsid="0038e1c1"/>
    </style:style>
    <style:style style:name="P27" style:family="paragraph" style:parent-style-name="CellBody">
      <style:paragraph-properties style:snap-to-layout-grid="false"/>
      <style:text-properties fo:language="en" fo:country="US" style:language-complex="ar" style:country-complex="SA"/>
    </style:style>
    <style:style style:name="P28" style:family="paragraph" style:parent-style-name="CellBody">
      <style:paragraph-properties style:snap-to-layout-grid="false"/>
      <style:text-properties fo:language="en" fo:country="US" officeooo:rsid="0038e1c1" officeooo:paragraph-rsid="0038e1c1" style:language-complex="ar" style:country-complex="SA"/>
    </style:style>
    <style:style style:name="P29" style:family="paragraph" style:parent-style-name="Document_20_Title">
      <style:text-properties fo:language="en" fo:country="US" style:language-complex="ar" style:country-complex="SA"/>
    </style:style>
    <style:style style:name="P3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32"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3" style:family="paragraph" style:parent-style-name="Standard">
      <style:text-properties style:font-name="Arial" fo:language="en" fo:country="US" officeooo:paragraph-rsid="0021c380" style:language-complex="ar" style:country-complex="SA"/>
    </style:style>
    <style:style style:name="P34" style:family="paragraph" style:parent-style-name="Standard">
      <style:text-properties style:font-name="Arial" fo:language="en" fo:country="US" officeooo:rsid="001febee" officeooo:paragraph-rsid="0021c380" style:language-complex="ar" style:country-complex="SA"/>
    </style:style>
    <style:style style:name="P35" style:family="paragraph" style:parent-style-name="Standard">
      <style:text-properties fo:color="#ff0000" fo:language="en" fo:country="US" fo:font-style="italic" fo:font-weight="bold" style:font-style-asian="italic" style:font-weight-asian="bold" style:language-complex="ar" style:country-complex="SA"/>
    </style:style>
    <style:style style:name="P36" style:family="paragraph" style:parent-style-name="Text_20_body">
      <style:text-properties officeooo:paragraph-rsid="0038e1c1"/>
    </style:style>
    <style:style style:name="P37" style:family="paragraph" style:parent-style-name="Text_20_body">
      <style:text-properties officeooo:rsid="0038e1c1" officeooo:paragraph-rsid="0038e1c1"/>
    </style:style>
    <style:style style:name="P38" style:family="paragraph" style:parent-style-name="Heading_20_1">
      <style:text-properties fo:language="en" fo:country="US" style:language-complex="ar" style:country-complex="SA"/>
    </style:style>
    <style:style style:name="P39" style:family="paragraph" style:parent-style-name="Heading_20_1">
      <style:paragraph-properties fo:break-before="page"/>
      <style:text-properties fo:language="en" fo:country="US" style:language-complex="ar" style:country-complex="SA"/>
    </style:style>
    <style:style style:name="P40" style:family="paragraph" style:parent-style-name="Heading_20_2">
      <style:text-properties fo:language="en" fo:country="US" style:language-complex="ar" style:country-complex="SA"/>
    </style:style>
    <style:style style:name="P41" style:family="paragraph" style:parent-style-name="Heading_20_2">
      <style:text-properties fo:language="en" fo:country="US" officeooo:rsid="0021c380" officeooo:paragraph-rsid="0021c380" style:language-complex="ar" style:country-complex="SA"/>
    </style:style>
    <style:style style:name="P42" style:family="paragraph" style:parent-style-name="Heading_20_2">
      <style:text-properties fo:language="en" fo:country="US" officeooo:rsid="001febee" officeooo:paragraph-rsid="0021c380" style:language-complex="ar" style:country-complex="SA"/>
    </style:style>
    <style:style style:name="P43" style:family="paragraph" style:parent-style-name="Heading_20_2">
      <style:text-properties fo:language="en" fo:country="US" officeooo:paragraph-rsid="001febee" style:language-complex="ar" style:country-complex="SA"/>
    </style:style>
    <style:style style:name="P44" style:family="paragraph" style:parent-style-name="Body">
      <style:text-properties officeooo:rsid="0038e1c1" officeooo:paragraph-rsid="0038e1c1"/>
    </style:style>
    <style:style style:name="P45" style:family="paragraph" style:parent-style-name="Body">
      <style:text-properties style:font-name="Courier New1"/>
    </style:style>
    <style:style style:name="P46" style:family="paragraph" style:parent-style-name="Body">
      <style:text-properties style:font-name="Courier New1" officeooo:rsid="00397df4" officeooo:paragraph-rsid="003ce18d"/>
    </style:style>
    <style:style style:name="P47" style:family="paragraph" style:parent-style-name="Body">
      <style:text-properties style:font-name="Courier New1" officeooo:rsid="003ce18d" officeooo:paragraph-rsid="003ce18d"/>
    </style:style>
    <style:style style:name="P48" style:family="paragraph" style:parent-style-name="Body">
      <style:text-properties style:font-name="Courier New1" officeooo:paragraph-rsid="003ce18d"/>
    </style:style>
    <style:style style:name="P4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0" style:family="paragraph" style:parent-style-name="CellBody">
      <style:paragraph-properties style:snap-to-layout-grid="false"/>
      <style:text-properties fo:language="en" fo:country="US" officeooo:rsid="003e4aa0" officeooo:paragraph-rsid="003e4aa0" style:language-complex="ar" style:country-complex="SA"/>
    </style:style>
    <style:style style:name="P51" style:family="paragraph" style:parent-style-name="CellBody">
      <style:text-properties officeooo:rsid="003e4aa0" officeooo:paragraph-rsid="003e4aa0"/>
    </style:style>
    <style:style style:name="P52" style:family="paragraph" style:parent-style-name="Definition_20_Term">
      <style:text-properties fo:language="en" fo:country="US" style:language-complex="ar" style:country-complex="SA"/>
    </style:style>
    <style:style style:name="P53" style:family="paragraph" style:parent-style-name="Definition_20_Term">
      <style:text-properties fo:language="en" fo:country="US" officeooo:paragraph-rsid="002aee1f" style:language-complex="ar" style:country-complex="SA"/>
    </style:style>
    <style:style style:name="P54" style:family="paragraph" style:parent-style-name="Definition_20_Term">
      <style:text-properties fo:language="en" fo:country="US" officeooo:rsid="002aee1f" officeooo:paragraph-rsid="00300580" style:language-complex="ar" style:country-complex="SA"/>
    </style:style>
    <style:style style:name="T1" style:family="text">
      <style:text-properties officeooo:rsid="00393489"/>
    </style:style>
    <style:style style:name="T2" style:family="text">
      <style:text-properties officeooo:rsid="001febee"/>
    </style:style>
    <style:style style:name="T3" style:family="text">
      <style:text-properties officeooo:rsid="00393489"/>
    </style:style>
    <style:style style:name="T4" style:family="text">
      <style:text-properties fo:font-size="14pt" fo:font-weight="normal" style:font-size-asian="14pt" style:font-weight-asian="normal"/>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28a64d"/>
    </style:style>
    <style:style style:name="T8" style:family="text">
      <style:text-properties officeooo:rsid="00291830"/>
    </style:style>
    <style:style style:name="T9" style:family="text">
      <style:text-properties officeooo:rsid="0038e1c1"/>
    </style:style>
    <style:style style:name="T10" style:family="text">
      <style:text-properties officeooo:rsid="003a3a66"/>
    </style:style>
    <style:style style:name="T11" style:family="text">
      <style:text-properties officeooo:rsid="003ce1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53158176" text:id="ct53158176">
          <text:insertion>
            <office:change-info>
              <dc:creator>Tim Verbelen</dc:creator>
              <dc:date>2017-06-27T08:24:00</dc:date>
            </office:change-info>
          </text:insertion>
        </text:changed-region>
        <text:changed-region xml:id="ct127675856" text:id="ct127675856">
          <text:insertion>
            <office:change-info>
              <dc:creator>Tim Verbelen</dc:creator>
              <dc:date>2017-06-27T08:24:00</dc:date>
            </office:change-info>
          </text:insertion>
        </text:changed-region>
        <text:changed-region xml:id="ct127680864" text:id="ct127680864">
          <text:insertion>
            <office:change-info>
              <dc:creator>Tim Verbelen</dc:creator>
              <dc:date>2017-06-27T08:24:00</dc:date>
            </office:change-info>
          </text:insertion>
        </text:changed-region>
        <text:changed-region xml:id="ct54238752" text:id="ct54238752">
          <text:deletion>
            <office:change-info>
              <dc:creator>Tim Verbelen</dc:creator>
              <dc:date>2017-03-15T10:18:00</dc:date>
            </office:change-info>
            <text:p text:style-name="P1">[GPU0003] The capability <text:span text:style-name="T1">must</text:span> also declare the supported API(s) and versions.</text:p>
          </text:deletion>
        </text:changed-region>
        <text:changed-region xml:id="ct53532048" text:id="ct53532048">
          <text:insertion>
            <office:change-info>
              <dc:creator>Tim Verbelen</dc:creator>
              <dc:date>2017-03-15T10:19:00</dc:date>
            </office:change-info>
          </text:insertion>
        </text:changed-region>
        <text:changed-region xml:id="ct128769296" text:id="ct128769296">
          <text:deletion>
            <office:change-info>
              <dc:creator>Tim Verbelen</dc:creator>
              <dc:date>2017-06-27T08:28:00</dc:date>
            </office:change-info>
            <text:p text:style-name="P2"/>
            <text:p text:style-name="P3"><text:s text:c="2"/></text:p>
          </text:deletion>
        </text:changed-region>
        <text:changed-region xml:id="ct53426592" text:id="ct53426592">
          <text:deletion>
            <office:change-info>
              <dc:creator>Tim Verbelen</dc:creator>
              <dc:date>2017-03-15T10:19:00</dc:date>
            </office:change-info>
            <text:p text:style-name="P3">osgi.native.gpu.api=”CUDA”</text:p>
          </text:deletion>
        </text:changed-region>
        <text:changed-region xml:id="ct107922080" text:id="ct107922080">
          <text:deletion>
            <office:change-info>
              <dc:creator>Tim Verbelen</dc:creator>
              <dc:date>2017-06-27T08:28:00</dc:date>
            </office:change-info>
            <text:p text:style-name="P3"/>
            <text:p text:style-name="P3"><text:s text:c="2"/></text:p>
          </text:deletion>
        </text:changed-region>
        <text:changed-region xml:id="ct53532272" text:id="ct53532272">
          <text:deletion>
            <office:change-info>
              <dc:creator>Tim Verbelen</dc:creator>
              <dc:date>2017-03-15T10:19:00</dc:date>
            </office:change-info>
            <text:p text:style-name="P3">osgi.native.gpu.api.version:VersionRange=”[2.0,9.0)”;</text:p>
          </text:deletion>
        </text:changed-region>
        <text:changed-region xml:id="ct53428048" text:id="ct53428048">
          <text:insertion>
            <office:change-info>
              <dc:creator>Tim Verbelen</dc:creator>
              <dc:date>2017-03-15T10:20:00</dc:date>
            </office:change-info>
          </text:insertion>
        </text:changed-region>
        <text:changed-region xml:id="ct53429520" text:id="ct53429520">
          <text:insertion>
            <office:change-info>
              <dc:creator>Tim Verbelen</dc:creator>
              <dc:date>2017-03-15T10:23:00</dc:date>
            </office:change-info>
          </text:insertion>
        </text:changed-region>
        <text:changed-region xml:id="ct53430400" text:id="ct53430400">
          <text:deletion>
            <office:change-info>
              <dc:creator>Tim Verbelen</dc:creator>
              <dc:date>2017-03-15T10:19:00</dc:date>
            </office:change-info>
            <text:p text:style-name="P3">osgi.native.gpu</text:p>
          </text:deletion>
        </text:changed-region>
        <text:changed-region xml:id="ct53429744" text:id="ct53429744">
          <text:insertion>
            <office:change-info>
              <dc:creator>Tim Verbelen</dc:creator>
              <dc:date>2017-03-15T10:19:00</dc:date>
            </office:change-info>
          </text:insertion>
        </text:changed-region>
        <text:changed-region xml:id="ct53429968" text:id="ct53429968">
          <text:deletion>
            <office:change-info>
              <dc:creator>Tim Verbelen</dc:creator>
              <dc:date>2017-03-15T10:23:00</dc:date>
            </office:change-info>
            <text:p text:style-name="P4"><text:s text:c="2"/></text:p>
          </text:deletion>
        </text:changed-region>
        <text:changed-region xml:id="ct53428976" text:id="ct53428976">
          <text:insertion>
            <office:change-info>
              <dc:creator>Tim Verbelen</dc:creator>
              <dc:date>2017-03-15T10:24:00</dc:date>
            </office:change-info>
          </text:insertion>
        </text:changed-region>
        <text:changed-region xml:id="ct53429200" text:id="ct53429200">
          <text:deletion>
            <office:change-info>
              <dc:creator>Tim Verbelen</dc:creator>
              <dc:date>2017-03-15T10:24:00</dc:date>
            </office:change-info>
            <text:p text:style-name="P4">api</text:p>
          </text:deletion>
        </text:changed-region>
        <text:changed-region xml:id="ct53431712" text:id="ct53431712">
          <text:insertion>
            <office:change-info>
              <dc:creator>Tim Verbelen</dc:creator>
              <dc:date>2017-03-15T10:24:00</dc:date>
            </office:change-info>
          </text:insertion>
        </text:changed-region>
        <text:changed-region xml:id="ct53431936" text:id="ct53431936">
          <text:deletion>
            <office:change-info>
              <dc:creator>Tim Verbelen</dc:creator>
              <dc:date>2017-03-15T10:24:00</dc:date>
            </office:change-info>
            <text:p text:style-name="P4">=CUDA</text:p>
          </text:deletion>
        </text:changed-region>
        <text:changed-region xml:id="ct53433152" text:id="ct53433152">
          <text:insertion>
            <office:change-info>
              <dc:creator>Tim Verbelen</dc:creator>
              <dc:date>2017-03-15T10:24:00</dc:date>
            </office:change-info>
          </text:insertion>
        </text:changed-region>
        <text:changed-region xml:id="ct53433376" text:id="ct53433376">
          <text:deletion>
            <office:change-info>
              <dc:creator>Tim Verbelen</dc:creator>
              <dc:date>2017-03-15T10:23:00</dc:date>
            </office:change-info>
            <text:p text:style-name="P4">osgi.native.gpu.api.version</text:p>
          </text:deletion>
        </text:changed-region>
        <text:changed-region xml:id="ct53346336" text:id="ct53346336">
          <text:insertion>
            <office:change-info>
              <dc:creator>Tim Verbelen</dc:creator>
              <dc:date>2017-03-15T10: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graphics3" text:anchor-type="paragraph" svg:width="7in" svg:height="3.1075in" draw:z-index="0"><draw:image xlink:href="Pictures/1000020100000427000001D8206BBB5DEC1E9322.png" xlink:type="simple" xlink:show="embed" xlink:actuate="onLoad"/></draw:frame></text:p>
      <text:p text:style-name="P29"><text:user-defined style:data-style-name="N0" text:name="RFC Title">RFC-233: GPU Capabilities</text:user-defined></text:p>
      <text:p text:style-name="P29"><text:span text:style-name="T4">Draft<text:line-break/><text:line-break/></text:span><text:span text:style-name="T4"><text:page-count style:num-format="1">8</text:page-count></text:span><text:span text:style-name="T4"> Pages</text:span></text:p>
      <text:p text:style-name="P29"/>
      <text:p text:style-name="P25">Abstract</text:p>
      <text:p text:style-name="P26">More and more GPU hardware is used to accelerate computations in applications compared to running on a CPU. In order to know whether or not an OSGi framework has access to GPU hardware and a GPU accelerated bundle can be deployed, this RFC provides a namespace with capabilities and requirements.</text:p>
      <text:h text:style-name="P39" text:outline-level="1" text:restart-numbering="true" text:start-value="-1">Document Information</text:h>
      <text:h text:style-name="P41" text:outline-level="2">License</text:h>
      <text:p text:style-name="P16">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4">I HEREBY ACKNOWLEDGE AND AGREE TO THE TERMS AND CONDITIONS DELINEATED ABOVE.</text:p>
      <text:h text:style-name="P42"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P13"><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4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0">0.1 License<text:tab/>2</text:p>
          <text:p text:style-name="P30">0.2 Trademarks<text:tab/>3</text:p>
          <text:p text:style-name="P30">0.3 Feedback<text:tab/>3</text:p>
          <text:p text:style-name="P30">0.4 Table of Contents<text:tab/>3</text:p>
          <text:p text:style-name="P30">0.5 Terminology and Document Conventions<text:tab/>4</text:p>
          <text:p text:style-name="P30">0.6 Revision History<text:tab/>4</text:p>
          <text:p text:style-name="P31">1 Introduction<text:tab/>4</text:p>
          <text:p text:style-name="P31">2 Application Domain<text:tab/>5</text:p>
          <text:p text:style-name="P31">3 Problem Description<text:tab/>5</text:p>
          <text:p text:style-name="P31">4 Requirements<text:tab/>5</text:p>
          <text:p text:style-name="P31">5 Technical Solution<text:tab/>5</text:p>
          <text:p text:style-name="P31">6 Data Transfer Objects<text:tab/>6</text:p>
          <text:p text:style-name="P31">7 Javadoc<text:tab/>6</text:p>
          <text:p text:style-name="P31">8 Considered Alternatives<text:tab/>6</text:p>
          <text:p text:style-name="P31"><text:soft-page-break/>9 Security Considerations<text:tab/>7</text:p>
          <text:p text:style-name="P31">10 Document Support<text:tab/>7</text:p>
          <text:p text:style-name="P30">10.1 References<text:tab/>7</text:p>
          <text:p text:style-name="P30">10.2 Author’s Address<text:tab/>7</text:p>
          <text:p text:style-name="P30">10.3 Acronyms and Abbreviations<text:tab/>7</text:p>
          <text:p text:style-name="P30">10.4 End of Document<text:tab/>7</text:p>
        </text:index-body>
      </text:table-of-content>
      <text:p text:style-name="P14"/>
      <text:h text:style-name="P43"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4"><text:span text:style-name="T6">Source code is shown in this typeface</text:span>.</text:p>
      <text:h text:style-name="P40"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P27">Initial</text:p>
          </table:table-cell>
          <table:table-cell table:style-name="Table1.A1" office:value-type="string">
            <text:p text:style-name="CellBody"><text:span text:style-name="T9">March</text:span> <text:span text:style-name="T7">13</text:span> <text:span text:style-name="T8">2017</text:span></text:p>
          </table:table-cell>
          <table:table-cell table:style-name="Table1.C1" office:value-type="string">
            <text:p text:style-name="CellBody">Initial version of the RFC</text:p>
          </table:table-cell>
        </table:table-row>
        <table:table-row table:style-name="Table1.2">
          <table:table-cell table:style-name="Table1.A3" office:value-type="string">
            <text:p text:style-name="P50"><text:change-start text:change-id="ct53158176"/>0.1<text:change-end text:change-id="ct53158176"/></text:p>
          </table:table-cell>
          <table:table-cell table:style-name="Table1.A3" office:value-type="string">
            <text:p text:style-name="P51"><text:change-start text:change-id="ct127675856"/>June 2017<text:change-end text:change-id="ct127675856"/></text:p>
          </table:table-cell>
          <table:table-cell table:style-name="Table1.C3" office:value-type="string">
            <text:p text:style-name="P51"><text:change-start text:change-id="ct127680864"/>Updates with feedback from Montpellier F2F<text:change-end text:change-id="ct127680864"/></text:p>
          </table:table-cell>
        </table:table-row>
      </table:table>
      <text:p text:style-name="P14"/>
      <text:h text:style-name="P38" text:outline-level="1">Introduction</text:h>
      <text:p text:style-name="P36">More and more GPU hardware is used to accelerate computations in applications compared to running on a CPU. <text:s/><text:span text:style-name="T9">In an OSGi framework one might have multiple candidate bundles providing the same service and/or packages, out of which the resolver has to figure out which ones resolve on the framework. </text:span>In order to know whether or not an OSGi framework has access to GPU hardware and a GPU accelerated bundle can be deployed, this RFC provides a namespace with capabilities and requirements.</text:p>
      <text:h text:style-name="P38" text:outline-level="1"><text:soft-page-break/>Application Domain</text:h>
      <text:p text:style-name="P8">Besides the straightforward applications of GPUs in video and audio processing applications, GPU acceleration is also used more and more in the domain of machine learning and big data processing. </text:p>
      <text:h text:style-name="P38" text:outline-level="1">Problem Description</text:h>
      <text:p text:style-name="P37">In an OSGi framework one might have multiple candidate bundles providing the same service and/or packages, out of which the resolver has to figure out which ones resolve on the framework. For example, when using native code, the resolver will only resolve bundles containing native code builds for your system based on the osgi.native <text:s/>requirements and capabilities. However, when having native code that contains code to be executed on GPU hardware, e.g. using CUDA or OpenCL APIs, there is currently no standard way to figure out which GPU hardware and API is available on the system. <text:s/>This RFC provides a namespace with capabilities and requirements that allow implementors to declare GPU capabilities of the hardware, as well as GPU requirements for bundles that contain native code compiled for specific GPUs. </text:p>
      <text:h text:style-name="P38" text:outline-level="1">Requirements</text:h>
      <text:p text:style-name="P1">[GPU0001] The solution <text:span text:style-name="T1">must</text:span> declare a namespace for GPU related requirements and capabilities.</text:p>
      <text:p text:style-name="P1">[GPU0002] The presence of a GPU <text:span text:style-name="T1">has to</text:span> be announced by means of an OSGi capability.</text:p>
      <text:p text:style-name="P1"><text:change text:change-id="ct54238752"/></text:p>
      <text:p text:style-name="P1">[GPU0004] <text:span text:style-name="T1">Bundles can declare requirements on GPU attributes based on the native code they contained</text:span></text:p>
      <text:p text:style-name="P17">[GPU0005] GPU requirement and capabilities might contain GPU vendor specific attributes</text:p>
      <text:h text:style-name="P38" text:outline-level="1"><text:soft-page-break/>Technical Solution</text:h>
      <text:p text:style-name="P18">To support the declaration of GPU capabilities and requirements, we introduce the osgi.native.gpu namespace to be added in Chapter 135 – Common namespaces.</text:p>
      <text:p text:style-name="P18">To announce the presence of a GPU, a bundle can poll the hardware and provide a GPU capability: </text:p>
      <text:p text:style-name="P3">Provide-Capability: osgi.native.gpu;</text:p>
      <text:p text:style-name="P3"><text:s text:c="2"/>osgi.native.gpu.vendor=”NVIDIA”;</text:p>
      <text:p text:style-name="P3"><text:s text:c="2"/>osgi.native.gpu.model=”GTX 980”;<text:change-start text:change-id="ct53532048"/></text:p>
      <text:p text:style-name="P48"><text:span text:style-name="T11"><text:s text:c="2"/>osgi.native.gpu.memory=”1024”</text:span><text:change-end text:change-id="ct53532048"/><text:change text:change-id="ct128769296"/><text:change text:change-id="ct53426592"/><text:change text:change-id="ct107922080"/><text:change text:change-id="ct53532272"/><text:change-start text:change-id="ct53428048"/></text:p>
      <text:p text:style-name="P3"><text:s text:c="2"/><text:span text:style-name="T11">com.nvidia.cuda.version:List&lt;Version&gt;=”2.0,2.1,2.2,2.3,3.0,3.1,3.2,4.0</text:span><text:change-end text:change-id="ct53428048"/><text:change-start text:change-id="ct53429520"/><text:span text:style-name="T11">,4.1,4.2,5.0,5.5,6.0,6.5,7.0,7.5,8.0”</text:span><text:change-end text:change-id="ct53429520"/></text:p>
      <text:p text:style-name="P3"><text:s text:c="2"/><text:change text:change-id="ct53430400"/><text:change-start text:change-id="ct53429744"/><text:span text:style-name="T11">com</text:span><text:change-end text:change-id="ct53429744"/>.nvidia.computecapability:Version=”7.0”</text:p>
      <text:p text:style-name="P18">A bundle containing native GPU code, <text:span text:style-name="T10">can</text:span> provide a requirement on the GPUs where it can run on (i.e. for which GPUs and APIs it was compiled):</text:p>
      <text:p text:style-name="P12">Require-Capability: osgi.native.gpu;</text:p>
      <text:p text:style-name="P4"><text:change text:change-id="ct53429968"/>filter:=(&amp;(osgi.native.gpu.<text:change-start text:change-id="ct53428976"/><text:span text:style-name="T11">memory</text:span><text:change-end text:change-id="ct53428976"/><text:change text:change-id="ct53429200"/><text:change-start text:change-id="ct53431712"/><text:span text:style-name="T11">&gt;=</text:span><text:change-end text:change-id="ct53431712"/><text:change text:change-id="ct53431936"/><text:change-start text:change-id="ct53433152"/><text:span text:style-name="T11">2048</text:span><text:change-end text:change-id="ct53433152"/>)(<text:change text:change-id="ct53433376"/><text:change-start text:change-id="ct53346336"/><text:span text:style-name="T11">com.nvidia.cuda.version </text:span><text:change-end text:change-id="ct53346336"/>=”7.5”))</text:p>
      <text:p text:style-name="P19"/>
      <text:h text:style-name="P38" text:outline-level="1">Data Transfer Objects</text:h>
      <text:p text:style-name="P20"/>
      <text:h text:style-name="P38" text:outline-level="1"><text:soft-page-break/>Javadoc</text:h>
      <text:p text:style-name="Body"/>
      <text:h text:style-name="P38" text:outline-level="1">Considered Alternatives</text:h>
      <text:p text:style-name="P14"/>
      <text:h text:style-name="P38" text:outline-level="1">Security Considerations</text:h>
      <text:p text:style-name="Body">No new security considerations are required by this design</text:p>
      <text:h text:style-name="P38" text:outline-level="1">Document Support</text:h>
      <text:h text:style-name="P40" text:outline-level="2">References</text:h>
      <text:list xml:id="list3228565544447975602" text:style-name="WW8Num3">
        <text:list-item>
          <text:p text:style-name="P52"><text:bookmark-start text:name="_Ref493020620"/>Bradner, S., Key words for use in RFCs to Indicate Requirement Levels, RFC2119, March 1997.<text:bookmark-end text:name="_Ref493020620"/></text:p>
        </text:list-item>
        <text:list-item>
          <text:p text:style-name="P53">Software Requirements &amp; Specifications. Michael Jackson. ISBN 0-201-87712-0 </text:p>
          <text:p text:style-name="P54"/>
        </text:list-item>
      </text:list>
      <text:p text:style-name="P35"/>
      <text:h text:style-name="P40" text:outline-level="2"><text:soft-page-break/>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22">Name</text:p>
          </table:table-cell>
          <table:table-cell table:style-name="Table2.B1" office:value-type="string">
            <text:p text:style-name="P23">Tim <text:span text:style-name="T9">Verbelen</text:span></text:p>
          </table:table-cell>
        </table:table-row>
        <table:table-row table:style-name="Table2.1">
          <table:table-cell table:style-name="Table2.A1" office:value-type="string">
            <text:p text:style-name="P22">Company</text:p>
          </table:table-cell>
          <table:table-cell table:style-name="Table2.B1" office:value-type="string">
            <text:p text:style-name="P24">Ghent University - imec</text:p>
          </table:table-cell>
        </table:table-row>
        <table:table-row table:style-name="Table2.1">
          <table:table-cell table:style-name="Table2.A1" office:value-type="string">
            <text:p text:style-name="P22">Address</text:p>
          </table:table-cell>
          <table:table-cell table:style-name="Table2.B1" office:value-type="string">
            <text:p text:style-name="P22"/>
          </table:table-cell>
        </table:table-row>
        <table:table-row table:style-name="Table2.1">
          <table:table-cell table:style-name="Table2.A1" office:value-type="string">
            <text:p text:style-name="P22">Voice</text:p>
          </table:table-cell>
          <table:table-cell table:style-name="Table2.B1" office:value-type="string">
            <text:p text:style-name="P22"/>
          </table:table-cell>
        </table:table-row>
        <table:table-row table:style-name="Table2.1">
          <table:table-cell table:style-name="Table2.A1" office:value-type="string">
            <text:p text:style-name="P27">e-mail</text:p>
          </table:table-cell>
          <table:table-cell table:style-name="Table2.B1" office:value-type="string">
            <text:p text:style-name="P28">tim.verbelen@ugent.be</text:p>
          </table:table-cell>
        </table:table-row>
      </table:table>
      <text:p text:style-name="P14"/>
      <text:h text:style-name="P40" text:outline-level="2">Acronyms and Abbreviations</text:h>
      <text:p text:style-name="P14"/>
      <text:h text:style-name="P40"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draw:image xlink:href="Pictures/1000020100000427000001D8206BBB5DEC1E9322.png" xlink:type="simple" xlink:show="embed" xlink:actuate="onLoad"/></draw:frame><text:tab/><text:user-defined style:data-style-name="N0" text:name="RFC Title">RFC-233: GPU Capabilities</text:user-defined><text:tab/>Page <text:page-number text:select-page="current">8</text:page-number> of <text:page-count style:num-format="1">8</text:page-count></text:p>
        <text:p text:style-name="Header"><text:tab/>Draft<text:tab/> <text:modification-date style:data-style-name="N76">June 27, 2017</text:modification-date></text:p>
      </style:header>
      <style:footer>
        <text:p text:style-name="MP1">Copyright © <text:span text:style-name="MT1">OSGi Alliance </text:span><text:span text:style-name="MT1"><text:modification-date style:data-style-name="N121">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7</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6-10-18T09:30:16.715105000</meta:creation-date>
    <meta:editing-cycles>12</meta:editing-cycles>
    <meta:editing-duration>PT35M4S</meta:editing-duration>
    <meta:initial-creator>Tim Ward</meta:initial-creator>
    <dc:date>2017-06-27T08:28:18.132134029</dc:date>
    <dc:creator>Tim Verbelen</dc:creator>
    <meta:document-statistic meta:table-count="2" meta:image-count="2" meta:object-count="0" meta:page-count="8" meta:paragraph-count="102" meta:word-count="1684" meta:character-count="11106" meta:non-whitespace-character-count="9507"/>
    <meta:user-defined meta:name="Info"/>
    <meta:user-defined meta:name="Info 3"/>
    <meta:user-defined meta:name="Info 4"/>
    <meta:user-defined meta:name="RFC Title">RFC-233: GPU Capabilities</meta:user-defined>
  </office:meta>
</office:document-meta>
</file>